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thod</text:p>
      <text:p text:style-name="Standard"/>
      <text:p text:style-name="Standard">Hardware</text:p>
      <text:p text:style-name="Standard"/>
      <text:p text:style-name="Standard">Schematic</text:p>
      <text:p text:style-name="Standard">Sensors, MCU, Wireless Command and Reporting, and Motors.</text:p>
      <text:p text:style-name="Standard">Hardware limitations</text:p>
      <text:p text:style-name="Standard">Cost</text:p>
      <text:p text:style-name="Standard"/>
      <text:p text:style-name="Standard"/>
      <text:p text:style-name="Standard">PID Controller</text:p>
      <text:p text:style-name="Standard">Explanation of the controller and terms include pseudo-code and the control system loop. Explain how we are calculating error and how the manual tuning process works for us. </text:p>
      <text:p text:style-name="Standard"/>
      <text:p text:style-name="Standard">Learning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5T07:22:55.56</meta:creation-date>
    <dc:date>2011-04-15T07:36:20.77</dc:date>
    <meta:editing-duration>PT13M21S</meta:editing-duration>
    <meta:editing-cycles>12</meta:editing-cycles>
    <meta:generator>OpenOffice.org/3.3$Win32 OpenOffice.org_project/330m20$Build-9567</meta:generator>
    <meta:document-statistic meta:table-count="0" meta:image-count="0" meta:object-count="0" meta:page-count="1" meta:paragraph-count="9" meta:word-count="45" meta:character-count="300"/>
  </office:meta>
</office:document-meta>
</file>